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58000000B5040C41E6ACE9F41C.png" manifest:media-type="image/png"/>
  <manifest:file-entry manifest:full-path="Pictures/1000020100000254000001E0C46AC2AED51F6AD6.png" manifest:media-type="image/png"/>
  <manifest:file-entry manifest:full-path="Pictures/100002010000017D00000180965BB4DBADC8C4E7.png" manifest:media-type="image/png"/>
  <manifest:file-entry manifest:full-path="Pictures/10000201000002A900000231E700E7803B0F4A54.png" manifest:media-type="image/png"/>
  <manifest:file-entry manifest:full-path="Pictures/1000020100000187000001A8054E7E9DE3254F0D.png" manifest:media-type="image/png"/>
  <manifest:file-entry manifest:full-path="Pictures/10000201000001F1000000CA6C19355165001BD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HAN NOM A" svg:font-family="'HAN NOM A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paragraph" svg:x="0.048in" svg:y="0in" svg:width="3.3681in" svg:height="3.4638in" draw:z-index="0"><draw:image xlink:href="Pictures/10000201000002A900000231E700E7803B0F4A54.png" xlink:type="simple" xlink:show="embed" xlink:actuate="onLoad"/></draw:frame><draw:frame draw:style-name="fr1" draw:name="Bild2" text:anchor-type="paragraph" svg:x="3.4882in" svg:y="0.6508in" svg:width="3.0673in" svg:height="1.8965in" draw:z-index="1"><draw:image xlink:href="Pictures/10000201000001F1000000CA6C19355165001BD7.png" xlink:type="simple" xlink:show="embed" xlink:actuate="onLoad"/></draw:frame><draw:frame draw:style-name="fr1" draw:name="Bild3" text:anchor-type="paragraph" svg:x="0.0445in" svg:y="3.5311in" svg:width="3.1673in" svg:height="3.4535in" draw:z-index="2"><draw:image xlink:href="Pictures/1000020100000254000001E0C46AC2AED51F6AD6.png" xlink:type="simple" xlink:show="embed" xlink:actuate="onLoad"/></draw:frame><draw:frame draw:style-name="fr1" draw:name="Bild4" text:anchor-type="paragraph" svg:x="3.3465in" svg:y="4.3646in" svg:width="3.0217in" svg:height="1.8854in" draw:z-index="3"><draw:image xlink:href="Pictures/1000020100000158000000B5040C41E6ACE9F41C.png" xlink:type="simple" xlink:show="embed" xlink:actuate="onLoad"/></draw:frame><draw:frame draw:style-name="fr1" draw:name="Bild5" text:anchor-type="paragraph" svg:x="0.0445in" svg:y="7.1091in" svg:width="3.0008in" svg:height="3.1516in" draw:z-index="4"><draw:image xlink:href="Pictures/1000020100000187000001A8054E7E9DE3254F0D.png" xlink:type="simple" xlink:show="embed" xlink:actuate="onLoad"/></draw:frame><draw:frame draw:style-name="fr1" draw:name="Bild6" text:anchor-type="paragraph" svg:x="3.3311in" svg:y="7.2547in" svg:width="3.1618in" svg:height="3.0264in" draw:z-index="5"><draw:image xlink:href="Pictures/100002010000017D00000180965BB4DBADC8C4E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HAN NOM A" svg:font-family="'HAN NOM A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HAN NOM 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HAN NOM 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HAN NOM A" style:font-family-asian="'HAN NOM A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Rebischke</meta:initial-creator>
    <meta:creation-date>2017-12-11T02:31:01.374058321</meta:creation-date>
    <dc:date>2017-12-11T02:34:02.135690081</dc:date>
    <dc:creator>Christian Rebischke</dc:creator>
    <meta:editing-duration>PT3M1S</meta:editing-duration>
    <meta:editing-cycles>1</meta:editing-cycles>
    <meta:document-statistic meta:table-count="0" meta:image-count="6" meta:object-count="0" meta:page-count="1" meta:paragraph-count="0" meta:word-count="0" meta:character-count="0" meta:non-whitespace-character-count="0"/>
    <meta:generator>LibreOffice/5.3.7.2.0$Linux_X86_64 LibreOffice_project/30m0$Build-2</meta:generator>
  </office:meta>
</office:document-meta>
</file>